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8326" svg:stroke-width="0.019cm" svg:stroke-color="#000000" draw:marker-start="" draw:marker-start-width="0.229cm" draw:marker-start-center="false" draw:marker-end="" draw:marker-end-width="0.229cm" draw:marker-end-center="false" draw:fill="solid" draw:fill-color="#ffff8b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8327" svg:stroke-width="0.019cm" svg:stroke-color="#ad4296" draw:marker-start="" draw:marker-start-width="0.231cm" draw:marker-start-center="false" draw:marker-end="" draw:marker-end-width="0.231cm" draw:marker-end-center="false" draw:fill="solid" draw:fill-color="#7ed2ed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8328" svg:stroke-width="0.019cm" svg:stroke-color="#ad4296" draw:marker-start="" draw:marker-start-width="0.229cm" draw:marker-start-center="false" draw:marker-end="" draw:marker-end-width="0.229cm" draw:marker-end-center="false" draw:fill="solid" draw:fill-color="#75ab2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8329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5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8330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47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8331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43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833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833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833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833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833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833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833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833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834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834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834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834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834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834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834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33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ed_20__28_var_29__20_33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33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33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ed_20__28_var_29__20_34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ed_20__28_var_29__20_34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ed_20__28_var_29__20_34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ffff8b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5cm" svg:height="1.502cm" draw:transform="skewX (-0.00122173047639603) rotate (-1.57428698529889) translate (11.438cm 14.2087222222211cm)" svg:viewBox="0 0 1501 1503" draw:points="0,0 0,500 249,502 249,252 499,251 500,1251 250,1252 250,1002 1,1003 1,1503 1501,1497 1500,997 1250,998 1250,1248 1000,1249 999,249 1251,250 1250,500 1499,497 1500,0">
            <text:p/>
          </draw:polygon>
          <draw:polygon draw:style-name="gr2" draw:text-style-name="P2" draw:layer="layout" svg:width="1.499cm" svg:height="1.499cm" svg:x="7.435cm" svg:y="14.205cm" svg:viewBox="0 0 1500 1500" draw:points="0,0 1500,0 1500,1500 0,1500">
            <text:p/>
          </draw:polygon>
          <draw:polygon draw:style-name="gr3" draw:text-style-name="P3" draw:layer="layout" svg:width="1.499cm" svg:height="1.499cm" svg:x="12.435cm" svg:y="14.205cm" svg:viewBox="0 0 1500 1500" draw:points="0,500 0,0 1500,0 1500,1500 1000,1500 1000,1000 500,1000 500,1500 0,1500">
            <text:p/>
          </draw:polygon>
          <draw:frame draw:style-name="gr4" draw:text-style-name="P5" draw:layer="layout" svg:width="0.75cm" svg:height="0.63cm" svg:x="7.81cm" svg:y="14.648cm">
            <draw:text-box>
              <text:p text:style-name="P4"><text:span text:style-name="T1">A</text:span></text:p>
            </draw:text-box>
          </draw:frame>
          <draw:frame draw:style-name="gr5" draw:text-style-name="P5" draw:layer="layout" svg:width="0.747cm" svg:height="0.63cm" svg:x="10.313cm" svg:y="14.648cm">
            <draw:text-box>
              <text:p text:style-name="P4"><text:span text:style-name="T1">B</text:span></text:p>
            </draw:text-box>
          </draw:frame>
          <draw:frame draw:style-name="gr6" draw:text-style-name="P5" draw:layer="layout" svg:width="0.743cm" svg:height="0.63cm" svg:x="12.814cm" svg:y="14.648cm">
            <draw:text-box>
              <text:p text:style-name="P4"><text:span text:style-name="T1">C</text:span></text:p>
            </draw:text-box>
          </draw:frame>
          <draw:g>
            <draw:line draw:style-name="gr7" draw:text-style-name="P6" draw:layer="layout" svg:x1="6.935cm" svg:y1="13.709cm" svg:x2="6.935cm" svg:y2="16.209cm">
              <text:p/>
            </draw:line>
            <draw:line draw:style-name="gr8" draw:text-style-name="P6" draw:layer="layout" svg:x1="7.435cm" svg:y1="13.709cm" svg:x2="7.435cm" svg:y2="16.209cm">
              <text:p/>
            </draw:line>
            <draw:line draw:style-name="gr9" draw:text-style-name="P6" draw:layer="layout" svg:x1="7.935cm" svg:y1="13.709cm" svg:x2="7.935cm" svg:y2="16.209cm">
              <text:p/>
            </draw:line>
            <draw:line draw:style-name="gr10" draw:text-style-name="P6" draw:layer="layout" svg:x1="8.435cm" svg:y1="13.709cm" svg:x2="8.435cm" svg:y2="16.209cm">
              <text:p/>
            </draw:line>
            <draw:line draw:style-name="gr11" draw:text-style-name="P6" draw:layer="layout" svg:x1="8.935cm" svg:y1="13.709cm" svg:x2="8.935cm" svg:y2="16.209cm">
              <text:p/>
            </draw:line>
            <draw:line draw:style-name="gr12" draw:text-style-name="P6" draw:layer="layout" svg:x1="9.435cm" svg:y1="13.709cm" svg:x2="9.435cm" svg:y2="16.209cm">
              <text:p/>
            </draw:line>
            <draw:line draw:style-name="gr13" draw:text-style-name="P6" draw:layer="layout" svg:x1="9.935cm" svg:y1="13.709cm" svg:x2="9.935cm" svg:y2="16.209cm">
              <text:p/>
            </draw:line>
            <draw:line draw:style-name="gr14" draw:text-style-name="P6" draw:layer="layout" svg:x1="10.435cm" svg:y1="13.709cm" svg:x2="10.435cm" svg:y2="16.209cm">
              <text:p/>
            </draw:line>
            <draw:line draw:style-name="gr15" draw:text-style-name="P6" draw:layer="layout" svg:x1="10.935cm" svg:y1="13.709cm" svg:x2="10.935cm" svg:y2="16.209cm">
              <text:p/>
            </draw:line>
            <draw:line draw:style-name="gr16" draw:text-style-name="P6" draw:layer="layout" svg:x1="11.435cm" svg:y1="13.709cm" svg:x2="11.435cm" svg:y2="16.209cm">
              <text:p/>
            </draw:line>
            <draw:line draw:style-name="gr17" draw:text-style-name="P6" draw:layer="layout" svg:x1="11.935cm" svg:y1="13.709cm" svg:x2="11.935cm" svg:y2="16.209cm">
              <text:p/>
            </draw:line>
            <draw:line draw:style-name="gr18" draw:text-style-name="P6" draw:layer="layout" svg:x1="12.435cm" svg:y1="13.709cm" svg:x2="12.435cm" svg:y2="16.209cm">
              <text:p/>
            </draw:line>
            <draw:line draw:style-name="gr19" draw:text-style-name="P6" draw:layer="layout" svg:x1="12.935cm" svg:y1="13.709cm" svg:x2="12.935cm" svg:y2="16.209cm">
              <text:p/>
            </draw:line>
            <draw:line draw:style-name="gr20" draw:text-style-name="P6" draw:layer="layout" svg:x1="13.435cm" svg:y1="13.709cm" svg:x2="13.435cm" svg:y2="16.209cm">
              <text:p/>
            </draw:line>
            <draw:line draw:style-name="gr21" draw:text-style-name="P6" draw:layer="layout" svg:x1="13.935cm" svg:y1="13.709cm" svg:x2="13.935cm" svg:y2="16.209cm">
              <text:p/>
            </draw:line>
            <draw:line draw:style-name="gr22" draw:text-style-name="P6" draw:layer="layout" svg:x1="14.435cm" svg:y1="13.709cm" svg:x2="14.435cm" svg:y2="16.209cm">
              <text:p/>
            </draw:line>
            <draw:line draw:style-name="gr23" draw:text-style-name="P6" draw:layer="layout" svg:x1="6.935cm" svg:y1="13.709cm" svg:x2="14.435cm" svg:y2="13.709cm">
              <text:p/>
            </draw:line>
            <draw:line draw:style-name="gr24" draw:text-style-name="P6" draw:layer="layout" svg:x1="6.935cm" svg:y1="14.205cm" svg:x2="14.435cm" svg:y2="14.205cm">
              <text:p/>
            </draw:line>
            <draw:line draw:style-name="gr25" draw:text-style-name="P6" draw:layer="layout" svg:x1="6.935cm" svg:y1="14.706cm" svg:x2="14.435cm" svg:y2="14.706cm">
              <text:p/>
            </draw:line>
            <draw:line draw:style-name="gr26" draw:text-style-name="P6" draw:layer="layout" svg:x1="6.935cm" svg:y1="15.207cm" svg:x2="14.435cm" svg:y2="15.207cm">
              <text:p/>
            </draw:line>
            <draw:line draw:style-name="gr27" draw:text-style-name="P6" draw:layer="layout" svg:x1="6.935cm" svg:y1="15.706cm" svg:x2="14.435cm" svg:y2="15.706cm">
              <text:p/>
            </draw:line>
            <draw:line draw:style-name="gr28" draw:text-style-name="P6" draw:layer="layout" svg:x1="6.935cm" svg:y1="16.207cm" svg:x2="14.435cm" svg:y2="16.207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8326" draw:display-name="Dashed (var) 8326" draw:style="rect" draw:dots1="1" draw:dots1-length="0.011cm" draw:dots2="1" draw:dots2-length="0.011cm" draw:distance="0.011cm"/>
    <draw:stroke-dash draw:name="Dashed_20__28_var_29__20_8327" draw:display-name="Dashed (var) 8327" draw:style="rect" draw:dots1="1" draw:dots1-length="0.006cm" draw:dots2="1" draw:dots2-length="0.006cm" draw:distance="0.006cm"/>
    <draw:stroke-dash draw:name="Dashed_20__28_var_29__20_8328" draw:display-name="Dashed (var) 8328" draw:style="rect" draw:dots1="1" draw:dots1-length="0.011cm" draw:dots2="1" draw:dots2-length="0.011cm" draw:distance="0.011cm"/>
    <draw:stroke-dash draw:name="Dashed_20__28_var_29__20_8329" draw:display-name="Dashed (var) 8329" draw:style="rect" draw:dots1="1" draw:dots1-length="0.006cm" draw:dots2="1" draw:dots2-length="0.006cm" draw:distance="0.006cm"/>
    <draw:stroke-dash draw:name="Dashed_20__28_var_29__20_8330" draw:display-name="Dashed (var) 8330" draw:style="rect" draw:dots1="1" draw:dots1-length="0.006cm" draw:dots2="1" draw:dots2-length="0.006cm" draw:distance="0.006cm"/>
    <draw:stroke-dash draw:name="Dashed_20__28_var_29__20_8331" draw:display-name="Dashed (var) 8331" draw:style="rect" draw:dots1="1" draw:dots1-length="0.006cm" draw:dots2="1" draw:dots2-length="0.006cm" draw:distance="0.006cm"/>
    <draw:stroke-dash draw:name="Dashed_20__28_var_29__20_8332" draw:display-name="Dashed (var) 8332" draw:style="rect" draw:dots1="1" draw:dots1-length="0.011cm" draw:dots2="1" draw:dots2-length="0.011cm" draw:distance="0.011cm"/>
    <draw:stroke-dash draw:name="Dashed_20__28_var_29__20_8333" draw:display-name="Dashed (var) 8333" draw:style="rect" draw:dots1="1" draw:dots1-length="0.011cm" draw:dots2="1" draw:dots2-length="0.011cm" draw:distance="0.011cm"/>
    <draw:stroke-dash draw:name="Dashed_20__28_var_29__20_8334" draw:display-name="Dashed (var) 8334" draw:style="rect" draw:dots1="1" draw:dots1-length="0.011cm" draw:dots2="1" draw:dots2-length="0.011cm" draw:distance="0.011cm"/>
    <draw:stroke-dash draw:name="Dashed_20__28_var_29__20_8335" draw:display-name="Dashed (var) 8335" draw:style="rect" draw:dots1="1" draw:dots1-length="0.011cm" draw:dots2="1" draw:dots2-length="0.011cm" draw:distance="0.011cm"/>
    <draw:stroke-dash draw:name="Dashed_20__28_var_29__20_8336" draw:display-name="Dashed (var) 8336" draw:style="rect" draw:dots1="1" draw:dots1-length="0.011cm" draw:dots2="1" draw:dots2-length="0.011cm" draw:distance="0.011cm"/>
    <draw:stroke-dash draw:name="Dashed_20__28_var_29__20_8337" draw:display-name="Dashed (var) 8337" draw:style="rect" draw:dots1="1" draw:dots1-length="0.011cm" draw:dots2="1" draw:dots2-length="0.011cm" draw:distance="0.011cm"/>
    <draw:stroke-dash draw:name="Dashed_20__28_var_29__20_8338" draw:display-name="Dashed (var) 8338" draw:style="rect" draw:dots1="1" draw:dots1-length="0.011cm" draw:dots2="1" draw:dots2-length="0.011cm" draw:distance="0.011cm"/>
    <draw:stroke-dash draw:name="Dashed_20__28_var_29__20_8339" draw:display-name="Dashed (var) 8339" draw:style="rect" draw:dots1="1" draw:dots1-length="0.011cm" draw:dots2="1" draw:dots2-length="0.011cm" draw:distance="0.011cm"/>
    <draw:stroke-dash draw:name="Dashed_20__28_var_29__20_8340" draw:display-name="Dashed (var) 8340" draw:style="rect" draw:dots1="1" draw:dots1-length="0.011cm" draw:dots2="1" draw:dots2-length="0.011cm" draw:distance="0.011cm"/>
    <draw:stroke-dash draw:name="Dashed_20__28_var_29__20_8341" draw:display-name="Dashed (var) 8341" draw:style="rect" draw:dots1="1" draw:dots1-length="0.011cm" draw:dots2="1" draw:dots2-length="0.011cm" draw:distance="0.011cm"/>
    <draw:stroke-dash draw:name="Dashed_20__28_var_29__20_8342" draw:display-name="Dashed (var) 8342" draw:style="rect" draw:dots1="1" draw:dots1-length="0.011cm" draw:dots2="1" draw:dots2-length="0.011cm" draw:distance="0.011cm"/>
    <draw:stroke-dash draw:name="Dashed_20__28_var_29__20_8343" draw:display-name="Dashed (var) 8343" draw:style="rect" draw:dots1="1" draw:dots1-length="0.011cm" draw:dots2="1" draw:dots2-length="0.011cm" draw:distance="0.011cm"/>
    <draw:stroke-dash draw:name="Dashed_20__28_var_29__20_8344" draw:display-name="Dashed (var) 8344" draw:style="rect" draw:dots1="1" draw:dots1-length="0.011cm" draw:dots2="1" draw:dots2-length="0.011cm" draw:distance="0.011cm"/>
    <draw:stroke-dash draw:name="Dashed_20__28_var_29__20_8345" draw:display-name="Dashed (var) 8345" draw:style="rect" draw:dots1="1" draw:dots1-length="0.011cm" draw:dots2="1" draw:dots2-length="0.011cm" draw:distance="0.011cm"/>
    <draw:stroke-dash draw:name="Dashed_20__28_var_29__20_8346" draw:display-name="Dashed (var) 8346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31:31.377662180</meta:creation-date>
    <dc:date>2018-03-22T11:31:49.170217412</dc:date>
    <meta:editing-duration>PT18S</meta:editing-duration>
    <meta:editing-cycles>1</meta:editing-cycles>
    <meta:document-statistic meta:object-count="30"/>
    <meta:generator>LibreOffice/6.0.0.3$MacOSX_X86_64 LibreOffice_project/64a0f66915f38c6217de274f0aa8e15618924765</meta:generator>
  </office:meta>
</office:document-meta>
</file>